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ipomienky V 1.0.28 - 9.7.2022</text:p>
      <text:p text:style-name="Standard"/>
      <text:p text:style-name="Standard">1. na niektorých telefónoch nefunguje aktivácia kódom . Myslíme si, že nedôjde k aktualizácii</text:p>
      <text:p text:style-name="Standard">databázy. Možno dať niekde button factory settings? Zmazať databázu a reštart aplikácie. Možno to zatiaľ neriešiť. Skúsime to sťahovať cez Goole play a uvidíme. </text:p>
      <text:p text:style-name="Standard">2. výber EAN z "Výber " - "EAN"</text:p>
      <text:p text:style-name="Standard">a. Ak urobím výber a navolím možnosť "NIE" apka spadne - vždy pravidelne (ak sa to urobí podľa</text:p>
      <text:p text:style-name="Standard">bodu "2.c" tak k tejto situácii ani nedôjde)</text:p>
      <text:p text:style-name="Standard">b. ak je pod jedným EAN uložená iba jedna položka urobiť to tak isto ako pri výbere</text:p>
      <text:p text:style-name="Standard">tagom. Teda iba dialóg vybrať ano – nie. Takto bude uložených 90% položiek.</text:p>
      <text:p text:style-name="Standard">c. pri výbere pomocou EAN pri detailnom popise, ak je viac rovnakých EAN, po stlačení VÝBER už nečítať EAN ale iba dialóg vybrať ano - nie</text:p>
      <text:p text:style-name="Standard">3. Pri vkladaní EAN ak podržím trošku dlhšie načíta ean viackrát aj tú istú položku uloží viackrát.</text:p>
      <text:p text:style-name="Standard">Stáva sa to pomerne často. Trebalo by to ošetriť, aby to uložilo len raz. Takže po prečítaní EAN už skryť kameru a len dialóg ano-nie</text:p>
      <text:p text:style-name="Standard">3. do tagu pridať zapisovať aj "poznámku" Tu sa ospravedlňujem. Myslel som "popis" sorry a nemusí</text:p>
      <text:p text:style-name="Standard">tam byť ani samotný text"popis" ale len to, čo užívateľ napíše.</text:p>
      <text:p text:style-name="Standard">Do tagu zapisovať :</text:p>
      <text:p text:style-name="Standard">text kategórie napr. - bravčové</text:p>
      <text:p text:style-name="Standard">text popisu - koleno</text:p>
      <text:p text:style-name="Standard">vložené - 02.0.2.2022</text:p>
      <text:p text:style-name="Standard">expirácia - 11.05.2022</text:p>
      <text:p text:style-name="Standard">hmotnosť - 1500 g</text:p>
      <text:p text:style-name="Standard">Výsledok teda by mohol byť: bravčové</text:p>
      <text:p text:style-name="Standard">koleno</text:p>
      <text:p text:style-name="Standard">Vložené : 02.02.2022</text:p>
      <text:p text:style-name="Standard">Expirácia: 11.05.2022</text:p>
      <text:p text:style-name="Standard">1500g</text:p>
      <text:p text:style-name="Standard"/>
      <text:p text:style-name="Standard">4. popis na obrazovke hore pri vkladaní tagom nesedí je tam "manuálne vloženie - to by</text:p>
      <text:p text:style-name="Standard">trebalo prekontrolovať všade</text:p>
      <text:p text:style-name="Standard">5. Kedykoľvek máme zobrazenú položku je jedno v dialógu, keď na ňu kliknem, tak zobraziť</text:p>
      <text:p text:style-name="Standard">detailný popis položky.</text:p>
      <text:p text:style-name="Standard">6. Pridať ikony do všetkých button</text:p>
      <text:p text:style-name="Standard">7. Buttony musia byť vždy viditeľné vo všetkých dialógoch</text:p>
      <text:list xml:id="list1018286026975995312" text:style-name="L1">
        <text:list-item>
          <text:p text:style-name="P1">Sprístupniť apku na Google play</text:p>
        </text:list-item>
        <text:list-item>
          <text:p text:style-name="P1">Pripraviť app na Apple a dať Apple stor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Martinko</meta:initial-creator>
    <meta:creation-date>2022-07-10T08:23:10.51</meta:creation-date>
    <meta:document-statistic meta:table-count="0" meta:image-count="0" meta:object-count="0" meta:page-count="1" meta:paragraph-count="32" meta:word-count="305" meta:character-count="1751"/>
    <dc:date>2022-07-10T08:33:22.49</dc:date>
    <dc:creator>Daniel Martinko</dc:creator>
    <meta:editing-duration>PT10M12S</meta:editing-duration>
    <meta:editing-cycles>1</meta:editing-cycles>
    <meta:generator>OpenOffice/4.1.7$Win32 OpenOffice.org_project/417m1$Build-9800</meta:generator>
  </office:meta>
</office:document-meta>
</file>